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  <style:font-face style:name="Verdana" svg:font-family="Verdana"/>
  </office:font-face-decls>
  <office:automatic-styles>
    <style:style style:name="P1" style:family="paragraph" style:parent-style-name="Standard">
      <style:paragraph-properties fo:margin-bottom="0.1388in" fo:line-height="115%"/>
      <style:text-properties style:font-name="Verdana" fo:font-size="72.0pt" fo:color="#ff0000"/>
    </style:style>
    <style:style style:name="P2" style:family="paragraph" style:parent-style-name="Standard">
      <style:paragraph-properties fo:margin-bottom="0.1388in" fo:line-height="115%"/>
      <style:text-properties style:font-name="Times" fo:font-size="11.0pt"/>
    </style:style>
    <style:style style:name="P3" style:family="paragraph" style:parent-style-name="Standard">
      <style:paragraph-properties fo:margin-top="0.1667in"/>
      <style:text-properties style:font-name="Times" fo:font-size="16.0pt" fo:color="#ff8000"/>
    </style:style>
    <style:style style:name="P4" style:family="paragraph" style:parent-style-name="Standard">
      <style:paragraph-properties fo:margin-bottom="0.1388in" fo:line-height="115%"/>
      <style:text-properties style:font-name="Times" fo:font-size="11.0pt" fo:color="#ff8000"/>
    </style:style>
    <style:style style:name="P5" style:family="paragraph" style:parent-style-name="Standard">
      <style:paragraph-properties fo:margin-top="0.1667in"/>
      <style:text-properties style:font-name="Times" fo:font-size="16.0pt" fo:color="#2e74b5"/>
    </style:style>
    <style:style style:name="P6" style:family="paragraph" style:parent-style-name="Standard">
      <style:paragraph-properties fo:margin-top="0.0277in"/>
      <style:text-properties style:font-name="Times" fo:font-size="12.0pt" fo:color="#ff8000"/>
    </style:style>
    <style:style style:name="P7" style:family="paragraph" style:parent-style-name="Standard">
      <style:paragraph-properties fo:margin-top="0.0277in"/>
      <style:text-properties style:font-name="Times" fo:font-size="12.0pt" fo:color="#c00000"/>
    </style:style>
    <style:style style:name="P8" style:family="paragraph" style:parent-style-name="Standard">
      <style:paragraph-properties fo:line-height="115%"/>
      <style:text-properties style:font-name="Times" fo:font-size="11.0pt"/>
    </style:style>
    <style:style style:name="P9" style:family="paragraph" style:parent-style-name="Standard">
      <style:paragraph-properties fo:margin-top="0.0277in"/>
      <style:text-properties style:font-name="Times" fo:font-size="13.0pt" fo:color="#ff8000"/>
    </style:style>
    <style:style style:name="P10" style:family="paragraph" style:parent-style-name="Standard">
      <style:paragraph-properties fo:margin-top="0.0277in"/>
      <style:text-properties style:font-name="Times" fo:font-size="12.0pt" fo:color="#2e74b5"/>
    </style:style>
    <style:style style:name="P11" style:family="paragraph" style:parent-style-name="Standard">
      <style:paragraph-properties fo:margin-top="0.1667in" fo:text-align="center"/>
      <style:text-properties style:font-name="Times" fo:font-size="16.0pt" fo:color="#2e74b5"/>
    </style:style>
    <style:style style:name="T1" style:family="text">
      <style:text-properties fo:letter-spacing="0.0000in"/>
    </style:style>
    <style:style style:name="T2" style:family="text">
      <style:text-properties fo:font-style="italic" fo:font-style-asian="italic" fo:font-style-complex="italic"/>
    </style:style>
    <style:style style:name="T3" style:family="text">
      <style:text-properties style:text-underline-style="solid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VARE</text:span></text:p>
      <text:p text:style-name="P2"><text:span text:style-name="T1"/></text:p>
      <text:p text:style-name="P2"><text:span text:style-name="T1"/></text:p>
      <text:p text:style-name="P3">Aufgabe 01 – Regeln</text:p>
      <text:p text:style-name="P2"><text:span text:style-name="T1"/></text:p>
      <text:p text:style-name="P2"><text:span text:style-name="T1">1. Daten aus der Dropbox nicht löschen.</text:span></text:p>
      <text:p text:style-name="P2"><text:span text:style-name="T1">2. Backup der Datenbank vor dem updaten.</text:span></text:p>
      <text:p text:style-name="P2"><text:span text:style-name="T1">3. Arbeitsprotokoll nicht vernachlässigen.</text:span></text:p>
      <text:p text:style-name="P2"><text:span text:style-name="T1">4. Versuchen Termine einzuhalten.</text:span></text:p>
      <text:p text:style-name="P2"><text:span text:style-name="T1"/></text:p>
      <text:p text:style-name="P3">Aufgabe 03 – Firmenwahl</text:p>
      <text:p text:style-name="P2"><text:span text:style-name="T1"/></text:p>
      <text:p text:style-name="P2"><text:span text:style-name="T1">Wir haben uns auf VARE geeinigt ein Supermarkt.</text:span></text:p>
      <text:p text:style-name="P2"><text:span text:style-name="T1">Wir beide fanden die Idee eines Supermarkt gut.</text:span></text:p>
      <text:p text:style-name="P4"><text:span text:style-name="T1"/></text:p>
      <text:p text:style-name="P3">Aufgabe 04 – Festlegung der Details</text:p>
      <text:p text:style-name="P2"><text:span text:style-name="T1"/></text:p>
      <text:p text:style-name="P2"><text:span text:style-name="T1">Liste der Artikel, Bestellung von Artikeln, <text:s/>Mitarbeiter(Stundenlohn), Führungspositionen, Rabatt, Stundenanzahl der Mitarbeiter(Gehalt).</text:span></text:p>
      <text:p text:style-name="P2"><text:span text:style-name="T1">Wir sind ein Supermarkt, der Artikel im großen Maße kauft und sie an Kunden verkauft. Wir haben zwischen 10 und 30 Mitarbeiter. Wir haben Mo-Sa zwischen 8:00 und 20:00 geöffnet. <text:s/>Wenn wir von einem Artikel nicht genug Exemplare haben, bestellen wir nach. Der Geschäftsführer und der Stellvertreter können alles verändern. <text:s/>Wir haben Teamleiter, die geringere Entscheidungen treffen dürfen, falls Geschäftsführer und Stellvertreter gerade nicht verfügbar sind. </text:span></text:p>
      <text:p text:style-name="P2"><text:span text:style-name="T1">Es gibt ein wöchentliches Angebot an Rabatten. <text:s/>Die Geschäftsführung entscheidet dies. </text:span></text:p>
      <text:p text:style-name="P5"/>
      <text:p text:style-name="P4"><text:span text:style-name="T1"/></text:p>
      <text:p text:style-name="P3">Aufgabe 05 – Anforderungsliste</text:p>
      <text:p text:style-name="P4"><text:span text:style-name="T1"/></text:p>
      <text:p text:style-name="P6"><text:span text:style-name="T2">Mitarbeiter</text:span></text:p>
      <text:p text:style-name="P2"><text:span text:style-name="T1">Jeder Mitarbeiter der Festgehalten wird hat eine Telefonnummer, einen Nach- und Vornamen, Stundenlohn, Geburtsdatum, und eine Straße.</text:span></text:p>
      <text:p text:style-name="P2"><text:span text:style-name="T1">Manche Mitarbeiter haben Führungspositionen.</text:span></text:p>
      <text:p text:style-name="P2"><text:span text:style-name="T1">Das Gehalt soll berechnet werden können.</text:span></text:p>
      <text:p text:style-name="P2"><text:span text:style-name="T1">Mehrere Mitarbeiter wohnen in einem Bezirk</text:span></text:p>
      <text:p text:style-name="P4"><text:span text:style-name="T1"/></text:p>
      <text:p text:style-name="P6"><text:span text:style-name="T2">Adresse</text:span></text:p>
      <text:p text:style-name="P2"><text:span text:style-name="T1">Eine Wohnbezirk kann zu mehreren Mitarbeitern gehören.</text:span></text:p>
      <text:p text:style-name="P2"><text:span text:style-name="T1">Adressen werden mit Stadt und PLZ verlagert.</text:span></text:p>
      <text:p text:style-name="P4"><text:span text:style-name="T1"/></text:p>
      <text:p text:style-name="P6"><text:span text:style-name="T2">Artikel</text:span></text:p>
      <text:p text:style-name="P2"><text:span text:style-name="T1">Jedes Artikel wird mit Nummer, Preis und einer Beschreibung gespeichert.</text:span></text:p>
      <text:p text:style-name="P2"><text:span text:style-name="T1">Artikel können Nachbestellt werden.</text:span></text:p>
      <text:p text:style-name="P2"><text:span text:style-name="T1">Ein Artikel kann von mehreren Lieferanten geliefert werden.</text:span></text:p>
      <text:p text:style-name="P2"><text:span text:style-name="T1">Ein Artikel gehört zu einer Kategorie.</text:span></text:p>
      <text:p text:style-name="P2"><text:span text:style-name="T1"/></text:p>
      <text:p text:style-name="P7"><text:span text:style-name="T2">Rabatt</text:span></text:p>
      <text:p text:style-name="P2"><text:span text:style-name="T1">Artikel sollen Rabatte bekommen.</text:span></text:p>
      <text:p text:style-name="P2"><text:span text:style-name="T1">In einer Liste können mehrere Artikel sein.</text:span></text:p>
      <text:p text:style-name="P2"><text:span text:style-name="T1">Die Artikel können unterschiedliche Rabatte bekommen.</text:span></text:p>
      <text:p text:style-name="P2"><text:span text:style-name="T1">Rabatte haben einen Anfangs und ein Enddatum.</text:span></text:p>
      <text:p text:style-name="P2"><text:span text:style-name="T1"/></text:p>
      <text:p text:style-name="P7"><text:span text:style-name="T2">Lieferanten</text:span></text:p>
      <text:p text:style-name="P2"><text:span text:style-name="T1">Lieferanten werden mit einen Namen, einer Email und Telefonnummer gespeichert.</text:span></text:p>
      <text:p text:style-name="P2"><text:span text:style-name="T1">Ein Lieferant kann mehrere Artikel Liefern</text:span></text:p>
      <text:p text:style-name="P2"><text:span text:style-name="T1">Ein Lieferanten kann für mehrere Bestellungen liefern.</text:span></text:p>
      <text:p text:style-name="P2"><text:span text:style-name="T1"/></text:p>
      <text:p text:style-name="P2"><text:span text:style-name="T1"/></text:p>
      <text:p text:style-name="P7"><text:span text:style-name="T2">Kategorie</text:span></text:p>
      <text:p text:style-name="P2"><text:span text:style-name="T1">Eine Kategorie gehört zu Mehreren Artikeln</text:span></text:p>
      <text:p text:style-name="P2"><text:span text:style-name="T1">Sie werden mit einen Namen gespeichert.</text:span></text:p>
      <text:p text:style-name="P2"><text:span text:style-name="T1"/></text:p>
      <text:p text:style-name="P7"><text:span text:style-name="T2">Bestellung</text:span></text:p>
      <text:p text:style-name="P2"><text:span text:style-name="T1">Bestellungen werden mit einem Datum gespeichert.</text:span></text:p>
      <text:p text:style-name="P2"><text:span text:style-name="T1">Eine Bestellung kann an mehrere Lieferanten gesendet werden.</text:span></text:p>
      <text:p text:style-name="P8"><text:span text:style-name="T1">Eine Bestellung Besteht aus mehreren Artikel.</text:span></text:p>
      <text:p text:style-name="P2"><text:span text:style-name="T1"/></text:p>
      <text:p text:style-name="P4"><text:span text:style-name="T1"/></text:p>
      <text:p text:style-name="P3">Aufgabe 06 – ER Model Erstellen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9"/>
      <text:p text:style-name="P9"/>
      <text:p text:style-name="P3">Aufgabe 07 – Relationales Tabellenschema</text:p>
      <text:p text:style-name="P2"><text:span text:style-name="T1"/></text:p>
      <text:p text:style-name="P2"><text:span text:style-name="T1">TBL_Mitarbeiter(</text:span><text:span text:style-name="T3">PK_ID</text:span><text:span text:style-name="T1">,Name,Vorname,Stundenlohn,FK_PLZ,Geburtsdatum,Nummer,Straße) </text:span></text:p>
      <text:p text:style-name="P2"><text:span text:style-name="T1">TBL_Führungsposition(</text:span><text:span text:style-name="T3">PK_ID</text:span><text:span text:style-name="T1">,Name) </text:span></text:p>
      <text:p text:style-name="P2"><text:span text:style-name="T1">TBL_Mitarbeiter_Führungsposition(</text:span><text:span text:style-name="T3">FK_führungsposition,FK_mitarbeiter</text:span><text:span text:style-name="T1">) </text:span></text:p>
      <text:p text:style-name="P2"><text:span text:style-name="T1">TBL_Adresse(</text:span><text:span text:style-name="T3">PK_PLZ</text:span><text:span text:style-name="T1">,Stadt) </text:span></text:p>
      <text:p text:style-name="P2"><text:span text:style-name="T1">TBL_Bestellung(PK_ID,Bestelldatum) </text:span></text:p>
      <text:p text:style-name="P2"><text:span text:style-name="T1">TBL_Artikel(</text:span><text:span text:style-name="T3">Nummer</text:span><text:span text:style-name="T1">, Preis,Beschreibung,FK_Kategorie) </text:span></text:p>
      <text:p text:style-name="P2"><text:span text:style-name="T1">TBL_Rabatt(</text:span><text:span text:style-name="T3">PK_ID </text:span><text:span text:style-name="T1">,Anfangsdatum,Enddatum) </text:span></text:p>
      <text:p text:style-name="P2"><text:span text:style-name="T1">TBL_Lieferanten(PK_ID, Name, E-Mail, Nummer) </text:span></text:p>
      <text:p text:style-name="P2"><text:span text:style-name="T1">TBL_Artikel_Bestellung(FK_Artikel, FK_Bestellung)</text:span></text:p>
      <text:p text:style-name="P2"><text:span text:style-name="T1">TBL_Rabat_Artikel(FK_Rabatt, FK_Artikel, Prozent) </text:span></text:p>
      <text:p text:style-name="P2"><text:span text:style-name="T1">TBL_Lieferanten_Artikel(FK_Lieferanten, FK_Artikel) </text:span></text:p>
      <text:p text:style-name="P2"><text:span text:style-name="T1">TBL_Bestellung_Lieferant(FK_Bestellung, FK_Lieferant)</text:span></text:p>
      <text:p text:style-name="P2"><text:span text:style-name="T1"/></text:p>
      <text:p text:style-name="P6"/>
      <text:p text:style-name="P3">Aufgabe 08 – Dritte Normalform</text:p>
      <text:p text:style-name="P2"><text:span text:style-name="T1"/></text:p>
      <text:p text:style-name="P2"><text:span text:style-name="T1">Wir haben die Adresse ausgelagert, da Leute in <text:s/>demselben Bezirk wohnen können und die Stadt von der Postleitzahl abhängt.</text:span></text:p>
      <text:p text:style-name="P2"><text:span text:style-name="T1">Die Führungspositionen sind ausgelagert, weil es mehrere Teamleiter geben kann und nicht jeder Mitarbeiter eine Position hat.</text:span></text:p>
      <text:p text:style-name="P2"><text:span text:style-name="T1">Kategorie wurde ausgelagert, mehrere Artikel einer Kategorie angehören und man dies ansonsten immer wieder neu schreiben muss.</text:span></text:p>
      <text:p text:style-name="P4"><text:span text:style-name="T1"/></text:p>
      <text:p text:style-name="P3">Aufgabe 09 – Implementierung der Tabelle In Access</text:p>
      <text:p text:style-name="P2"><text:span text:style-name="T1"/></text:p>
      <text:p text:style-name="P2"><text:span text:style-name="T1">Wir haben erst die Tabellen der Entitäten mit den Merkmalen erstellt.</text:span></text:p>
      <text:p text:style-name="P2"><text:span text:style-name="T1">Danach erstellten wir die Beziehungstabellen.</text:span></text:p>
      <text:p text:style-name="P2"><text:span text:style-name="T1">Wir füllten die Normalen Entitäten Mit Beispiel Datensätze.</text:span></text:p>
      <text:p text:style-name="P2"><text:span text:style-name="T1">Anpassung der Merkmale an Typ und Länge.</text:span></text:p>
      <text:p text:style-name="P4"><text:span text:style-name="T1"/></text:p>
      <text:p text:style-name="P3">Aufgabe 10 – Beziehungen </text:p>
      <text:p text:style-name="P10"><text:span text:style-name="T2"/></text:p>
      <text:p text:style-name="P7"><text:span text:style-name="T2">Mit Löschweitergabe</text:span></text:p>
      <text:p text:style-name="P2"><text:span text:style-name="T1">Artikel und Kategorie</text:span></text:p>
      <text:p text:style-name="P10"><text:span text:style-name="T2"/></text:p>
      <text:p text:style-name="P7"><text:span text:style-name="T2">Ohne Löschweitergabe</text:span></text:p>
      <text:p text:style-name="P2"><text:span text:style-name="T1">Mitarbeiter und Führungsposition</text:span></text:p>
      <text:p text:style-name="P2"><text:span text:style-name="T1">Lieferanten und Bestellung</text:span></text:p>
      <text:p text:style-name="P2"><text:span text:style-name="T1">Lieferanten und Artikel</text:span></text:p>
      <text:p text:style-name="P2"><text:span text:style-name="T1">Artikel und Kategorie</text:span></text:p>
      <text:p text:style-name="P2"><text:span text:style-name="T1">Artikel und Rabatt</text:span></text:p>
      <text:p text:style-name="P2"><text:span text:style-name="T1">Artikel und Bestellung</text:span></text:p>
      <text:p text:style-name="P2"><text:span text:style-name="T1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2</meta:generator>
    <meta:initial-creator>TBK Solingen paedML</meta:initial-creator>
  </office:meta>
</office:document-meta>
</file>